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Body</text:p>
          </table:table-cell>
          <table:table-cell table:style-name="ce3" office:value-type="string">
            <text:p>Function</text:p>
          </table:table-cell>
          <table:table-cell table:style-name="ce1"/>
          <table:table-cell table:style-name="ce1" office:value-type="string">
            <text:p>RegDest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Branch</text:p>
          </table:table-cell>
          <table:table-cell table:style-name="ce1" office:value-type="string">
            <text:p>MemRead</text:p>
          </table:table-cell>
          <table:table-cell table:style-name="ce1" office:value-type="string">
            <text:p>MemtoReg</text:p>
          </table:table-cell>
          <table:table-cell table:style-name="ce1" office:value-type="string">
            <text:p>ALUOp</text:p>
          </table:table-cell>
          <table:table-cell table:style-name="ce1" office:value-type="string">
            <text:p>MemWrite</text:p>
          </table:table-cell>
          <table:table-cell table:style-name="ce1" office:value-type="string">
            <text:p>ALUSrc</text:p>
          </table:table-cell>
          <table:table-cell table:style-name="ce1" office:value-type="string">
            <text:p>RegWrite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d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d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d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i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a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b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l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9">
            <text:p>09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8">
            <text:p>08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fhi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flo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thi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tlo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ult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lt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a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b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l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l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4">
            <text:p>04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t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2a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lt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2b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ra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3">
            <text:p>03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ra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7">
            <text:p>07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rl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">
            <text:p>0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rl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6">
            <text:p>06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b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b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gez</text:p>
          </table:table-cell>
          <table:table-cell office:value-type="string">
            <text:p>0x04</text:p>
          </table:table-cell>
          <table:table-cell table:style-name="ce2" office:value-type="float" office:value="100">
            <text:p>001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gezal</text:p>
          </table:table-cell>
          <table:table-cell office:value-type="string">
            <text:p>0x04</text:p>
          </table:table-cell>
          <table:table-cell table:style-name="ce2" office:value-type="float" office:value="1100">
            <text:p>011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ltz</text:p>
          </table:table-cell>
          <table:table-cell office:value-type="string">
            <text:p>0x0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ltzal</text:p>
          </table:table-cell>
          <table:table-cell office:value-type="string">
            <text:p>0x04</text:p>
          </table:table-cell>
          <table:table-cell table:style-name="ce2" office:value-type="float" office:value="1000">
            <text:p>01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j</text:p>
          </table:table-cell>
          <table:table-cell office:value-type="string">
            <text:p>0x0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jal</text:p>
          </table:table-cell>
          <table:table-cell office:value-type="string">
            <text:p>0x0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eq</text:p>
          </table:table-cell>
          <table:table-cell office:value-type="string">
            <text:p>0x1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eqz</text:p>
          </table:table-cell>
          <table:table-cell office:value-type="string">
            <text:p>0x1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ne</text:p>
          </table:table-cell>
          <table:table-cell office:value-type="string">
            <text:p>0x1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nez</text:p>
          </table:table-cell>
          <table:table-cell office:value-type="string">
            <text:p>0x1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lez</text:p>
          </table:table-cell>
          <table:table-cell office:value-type="string">
            <text:p>0x1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gtz</text:p>
          </table:table-cell>
          <table:table-cell office:value-type="string">
            <text:p>0x1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ddi</text:p>
          </table:table-cell>
          <table:table-cell office:value-type="string">
            <text:p>0x2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ddiu</text:p>
          </table:table-cell>
          <table:table-cell office:value-type="string">
            <text:p>0x2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lti</text:p>
          </table:table-cell>
          <table:table-cell office:value-type="string">
            <text:p>0x2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ltiu</text:p>
          </table:table-cell>
          <table:table-cell office:value-type="string">
            <text:p>0x2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di</text:p>
          </table:table-cell>
          <table:table-cell office:value-type="string">
            <text:p>0x3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n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</text:p>
          </table:table-cell>
          <table:table-cell office:value-type="string">
            <text:p>0x3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xori</text:p>
          </table:table-cell>
          <table:table-cell office:value-type="string">
            <text:p>0x3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x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ui</text:p>
          </table:table-cell>
          <table:table-cell office:value-type="string">
            <text:p>0x3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lb</text:p>
          </table:table-cell>
          <table:table-cell office:value-type="string">
            <text:p>0x8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h</text:p>
          </table:table-cell>
          <table:table-cell office:value-type="string">
            <text:p>0x8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wl</text:p>
          </table:table-cell>
          <table:table-cell office:value-type="string">
            <text:p>0x8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w</text:p>
          </table:table-cell>
          <table:table-cell office:value-type="string">
            <text:p>0x8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bu</text:p>
          </table:table-cell>
          <table:table-cell office:value-type="string">
            <text:p>0x9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hu</text:p>
          </table:table-cell>
          <table:table-cell office:value-type="string">
            <text:p>0x9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wr</text:p>
          </table:table-cell>
          <table:table-cell office:value-type="string">
            <text:p>0x9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b</text:p>
          </table:table-cell>
          <table:table-cell office:value-type="string">
            <text:p>0xa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sh</text:p>
          </table:table-cell>
          <table:table-cell office:value-type="string">
            <text:p>0xa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wl</text:p>
          </table:table-cell>
          <table:table-cell office:value-type="string">
            <text:p>0xa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w</text:p>
          </table:table-cell>
          <table:table-cell office:value-type="string">
            <text:p>0xa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wr</text:p>
          </table:table-cell>
          <table:table-cell office:value-type="string">
            <text:p>0xb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 table:number-rows-repeated="104851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0" number:min-integer-digits="5"/>
    </number:number-style>
    <number:number-style style:name="N119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23:33:55</meta:creation-date>
    <dc:date>2014-03-26T01:44:21</dc:date>
    <meta:editing-duration>P1DT2H31S</meta:editing-duration>
    <meta:editing-cycles>9</meta:editing-cycles>
    <meta:generator>LibreOffice/4.0.4.2$Linux_X86_64 LibreOffice_project/400m0$Build-2</meta:generator>
    <meta:document-statistic meta:table-count="1" meta:cell-count="590" meta:object-count="0"/>
  </office:meta>
</office:document-meta>
</file>